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22cm"/>
    </style:style>
    <style:style style:name="co3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  <table:table-cell office:value-type="string">
            <text:p>Benešov</text:p>
          </table:table-cell>
          <table:table-cell table:formula="of:=IF([.D1]&lt;&gt;[.F1];&quot;ne&quot;;&quot;&quot;)">
            <text:p/>
          </table:table-cell>
          <table:table-cell office:value-type="string">
            <text:p>Benešov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  <table:table-cell office:value-type="string">
            <text:p>Beroun</text:p>
          </table:table-cell>
          <table:table-cell table:formula="of:=IF([.D2]&lt;&gt;[.F2];&quot;ne&quot;;&quot;&quot;)">
            <text:p/>
          </table:table-cell>
          <table:table-cell office:value-type="string">
            <text:p>Beroun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  <table:table-cell office:value-type="string">
            <text:p>Blansko</text:p>
          </table:table-cell>
          <table:table-cell table:formula="of:=IF([.D3]&lt;&gt;[.F3];&quot;ne&quot;;&quot;&quot;)">
            <text:p/>
          </table:table-cell>
          <table:table-cell office:value-type="string">
            <text:p>Blansko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  <table:table-cell office:value-type="string">
            <text:p>Břeclav</text:p>
          </table:table-cell>
          <table:table-cell table:formula="of:=IF([.D4]&lt;&gt;[.F4];&quot;ne&quot;;&quot;&quot;)">
            <text:p/>
          </table:table-cell>
          <table:table-cell office:value-type="string">
            <text:p>Břeclav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  <table:table-cell office:value-type="string">
            <text:p>Brno město</text:p>
          </table:table-cell>
          <table:table-cell table:formula="of:=IF([.D5]&lt;&gt;[.F5];&quot;ne&quot;;&quot;&quot;)">
            <text:p/>
          </table:table-cell>
          <table:table-cell office:value-type="string">
            <text:p>Brno město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  <table:table-cell office:value-type="string">
            <text:p>Brno venkov</text:p>
          </table:table-cell>
          <table:table-cell table:formula="of:=IF([.D6]&lt;&gt;[.F6];&quot;ne&quot;;&quot;&quot;)">
            <text:p/>
          </table:table-cell>
          <table:table-cell office:value-type="string">
            <text:p>Brno venkov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  <table:table-cell office:value-type="string">
            <text:p>Bruntál</text:p>
          </table:table-cell>
          <table:table-cell table:formula="of:=IF([.D7]&lt;&gt;[.F7];&quot;ne&quot;;&quot;&quot;)">
            <text:p/>
          </table:table-cell>
          <table:table-cell office:value-type="string">
            <text:p>Bruntál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  <table:table-cell office:value-type="string">
            <text:p>Česká Lípa</text:p>
          </table:table-cell>
          <table:table-cell table:formula="of:=IF([.D8]&lt;&gt;[.F8];&quot;ne&quot;;&quot;&quot;)">
            <text:p/>
          </table:table-cell>
          <table:table-cell office:value-type="string">
            <text:p>Česká Lípa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  <table:table-cell office:value-type="string">
            <text:p>České Budějovice</text:p>
          </table:table-cell>
          <table:table-cell table:formula="of:=IF([.D9]&lt;&gt;[.F9];&quot;ne&quot;;&quot;&quot;)">
            <text:p/>
          </table:table-cell>
          <table:table-cell office:value-type="string">
            <text:p>České Budějovice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  <table:table-cell office:value-type="string">
            <text:p>Český Krumlov</text:p>
          </table:table-cell>
          <table:table-cell table:formula="of:=IF([.D10]&lt;&gt;[.F10];&quot;ne&quot;;&quot;&quot;)">
            <text:p/>
          </table:table-cell>
          <table:table-cell office:value-type="string">
            <text:p>Český Krumlov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  <table:table-cell office:value-type="string">
            <text:p>Cheb</text:p>
          </table:table-cell>
          <table:table-cell table:formula="of:=IF([.D11]&lt;&gt;[.F11];&quot;ne&quot;;&quot;&quot;)">
            <text:p/>
          </table:table-cell>
          <table:table-cell office:value-type="string">
            <text:p>Cheb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  <table:table-cell office:value-type="string">
            <text:p>Chomutov</text:p>
          </table:table-cell>
          <table:table-cell table:formula="of:=IF([.D12]&lt;&gt;[.F12];&quot;ne&quot;;&quot;&quot;)">
            <text:p/>
          </table:table-cell>
          <table:table-cell office:value-type="string">
            <text:p>Chomutov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  <table:table-cell office:value-type="string">
            <text:p>Chrudim</text:p>
          </table:table-cell>
          <table:table-cell table:formula="of:=IF([.D13]&lt;&gt;[.F13];&quot;ne&quot;;&quot;&quot;)">
            <text:p/>
          </table:table-cell>
          <table:table-cell office:value-type="string">
            <text:p>Chrudim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  <table:table-cell office:value-type="string">
            <text:p>Děčín</text:p>
          </table:table-cell>
          <table:table-cell table:formula="of:=IF([.D14]&lt;&gt;[.F14];&quot;ne&quot;;&quot;&quot;)">
            <text:p/>
          </table:table-cell>
          <table:table-cell office:value-type="string">
            <text:p>Děčín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  <table:table-cell office:value-type="string">
            <text:p>Domažlice</text:p>
          </table:table-cell>
          <table:table-cell table:formula="of:=IF([.D15]&lt;&gt;[.F15];&quot;ne&quot;;&quot;&quot;)">
            <text:p/>
          </table:table-cell>
          <table:table-cell office:value-type="string">
            <text:p>Domažlice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  <table:table-cell office:value-type="string">
            <text:p>Frýdek-Místek</text:p>
          </table:table-cell>
          <table:table-cell table:formula="of:=IF([.D16]&lt;&gt;[.F16];&quot;ne&quot;;&quot;&quot;)">
            <text:p/>
          </table:table-cell>
          <table:table-cell office:value-type="string">
            <text:p>Frýdek-Místek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http://linked.opendata.cz/resource/county/hb</text:p>
          </table:table-cell>
          <table:table-cell office:value-type="string">
            <text:p>Havlíčkův Brod</text:p>
          </table:table-cell>
          <table:table-cell table:formula="of:=IF([.D17]&lt;&gt;[.F17];&quot;ne&quot;;&quot;&quot;)">
            <text:p/>
          </table:table-cell>
          <table:table-cell office:value-type="string">
            <text:p>Havlíčkův Brod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  <table:table-cell office:value-type="string">
            <text:p>Hodonín</text:p>
          </table:table-cell>
          <table:table-cell table:formula="of:=IF([.D18]&lt;&gt;[.F18];&quot;ne&quot;;&quot;&quot;)">
            <text:p/>
          </table:table-cell>
          <table:table-cell office:value-type="string">
            <text:p>Hodonín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  <table:table-cell office:value-type="string">
            <text:p>Hradec Králové</text:p>
          </table:table-cell>
          <table:table-cell table:formula="of:=IF([.D19]&lt;&gt;[.F19];&quot;ne&quot;;&quot;&quot;)">
            <text:p/>
          </table:table-cell>
          <table:table-cell office:value-type="string">
            <text:p>Hradec Králové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http://linked.opendata.cz/resource/county/jn</text:p>
          </table:table-cell>
          <table:table-cell office:value-type="string">
            <text:p>Jablonec nad Nisou</text:p>
          </table:table-cell>
          <table:table-cell table:formula="of:=IF([.D20]&lt;&gt;[.F20];&quot;ne&quot;;&quot;&quot;)">
            <text:p/>
          </table:table-cell>
          <table:table-cell office:value-type="string">
            <text:p>Jablonec nad Nisou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  <table:table-cell office:value-type="string">
            <text:p>Jeseník</text:p>
          </table:table-cell>
          <table:table-cell table:formula="of:=IF([.D21]&lt;&gt;[.F21];&quot;ne&quot;;&quot;&quot;)">
            <text:p/>
          </table:table-cell>
          <table:table-cell office:value-type="string">
            <text:p>Jeseník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  <table:table-cell office:value-type="string">
            <text:p>Jičín</text:p>
          </table:table-cell>
          <table:table-cell table:formula="of:=IF([.D22]&lt;&gt;[.F22];&quot;ne&quot;;&quot;&quot;)">
            <text:p/>
          </table:table-cell>
          <table:table-cell office:value-type="string">
            <text:p>Jičín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  <table:table-cell office:value-type="string">
            <text:p>Jihlava</text:p>
          </table:table-cell>
          <table:table-cell table:formula="of:=IF([.D23]&lt;&gt;[.F23];&quot;ne&quot;;&quot;&quot;)">
            <text:p/>
          </table:table-cell>
          <table:table-cell office:value-type="string">
            <text:p>Jihlava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  <table:table-cell office:value-type="string">
            <text:p>Jindřichův Hradec</text:p>
          </table:table-cell>
          <table:table-cell table:formula="of:=IF([.D24]&lt;&gt;[.F24];&quot;ne&quot;;&quot;&quot;)">
            <text:p/>
          </table:table-cell>
          <table:table-cell office:value-type="string">
            <text:p>Jindřichův Hradec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http://linked.opendata.cz/resource/county/kv</text:p>
          </table:table-cell>
          <table:table-cell office:value-type="string">
            <text:p>Karlovy Vary</text:p>
          </table:table-cell>
          <table:table-cell table:formula="of:=IF([.D25]&lt;&gt;[.F25];&quot;ne&quot;;&quot;&quot;)">
            <text:p/>
          </table:table-cell>
          <table:table-cell office:value-type="string">
            <text:p>Karlovy Vary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  <table:table-cell office:value-type="string">
            <text:p>Karviná</text:p>
          </table:table-cell>
          <table:table-cell table:formula="of:=IF([.D26]&lt;&gt;[.F26];&quot;ne&quot;;&quot;&quot;)">
            <text:p/>
          </table:table-cell>
          <table:table-cell office:value-type="string">
            <text:p>Karviná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  <table:table-cell office:value-type="string">
            <text:p>Kladno</text:p>
          </table:table-cell>
          <table:table-cell table:formula="of:=IF([.D27]&lt;&gt;[.F27];&quot;ne&quot;;&quot;&quot;)">
            <text:p/>
          </table:table-cell>
          <table:table-cell office:value-type="string">
            <text:p>Kladno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  <table:table-cell office:value-type="string">
            <text:p>Klatovy</text:p>
          </table:table-cell>
          <table:table-cell table:formula="of:=IF([.D28]&lt;&gt;[.F28];&quot;ne&quot;;&quot;&quot;)">
            <text:p/>
          </table:table-cell>
          <table:table-cell office:value-type="string">
            <text:p>Klatovy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  <table:table-cell office:value-type="string">
            <text:p>Kolín</text:p>
          </table:table-cell>
          <table:table-cell table:formula="of:=IF([.D29]&lt;&gt;[.F29];&quot;ne&quot;;&quot;&quot;)">
            <text:p/>
          </table:table-cell>
          <table:table-cell office:value-type="string">
            <text:p>Kolín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  <table:table-cell office:value-type="string">
            <text:p>Kroměříž</text:p>
          </table:table-cell>
          <table:table-cell table:formula="of:=IF([.D30]&lt;&gt;[.F30];&quot;ne&quot;;&quot;&quot;)">
            <text:p/>
          </table:table-cell>
          <table:table-cell office:value-type="string">
            <text:p>Kroměříž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  <table:table-cell office:value-type="string">
            <text:p>Kutná Hora</text:p>
          </table:table-cell>
          <table:table-cell table:formula="of:=IF([.D31]&lt;&gt;[.F31];&quot;ne&quot;;&quot;&quot;)">
            <text:p/>
          </table:table-cell>
          <table:table-cell office:value-type="string">
            <text:p>Kutná Hora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  <table:table-cell office:value-type="string">
            <text:p>Liberec</text:p>
          </table:table-cell>
          <table:table-cell table:formula="of:=IF([.D32]&lt;&gt;[.F32];&quot;ne&quot;;&quot;&quot;)">
            <text:p/>
          </table:table-cell>
          <table:table-cell office:value-type="string">
            <text:p>Liberec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  <table:table-cell office:value-type="string">
            <text:p>Litoměřice</text:p>
          </table:table-cell>
          <table:table-cell table:formula="of:=IF([.D33]&lt;&gt;[.F33];&quot;ne&quot;;&quot;&quot;)">
            <text:p/>
          </table:table-cell>
          <table:table-cell office:value-type="string">
            <text:p>Litoměřice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  <table:table-cell office:value-type="string">
            <text:p>Louny</text:p>
          </table:table-cell>
          <table:table-cell table:formula="of:=IF([.D34]&lt;&gt;[.F34];&quot;ne&quot;;&quot;&quot;)">
            <text:p/>
          </table:table-cell>
          <table:table-cell office:value-type="string">
            <text:p>Louny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  <table:table-cell office:value-type="string">
            <text:p>Mělník</text:p>
          </table:table-cell>
          <table:table-cell table:formula="of:=IF([.D35]&lt;&gt;[.F35];&quot;ne&quot;;&quot;&quot;)">
            <text:p/>
          </table:table-cell>
          <table:table-cell office:value-type="string">
            <text:p>Mělník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  <table:table-cell office:value-type="string">
            <text:p>Mladá Boleslav</text:p>
          </table:table-cell>
          <table:table-cell table:formula="of:=IF([.D36]&lt;&gt;[.F36];&quot;ne&quot;;&quot;&quot;)">
            <text:p/>
          </table:table-cell>
          <table:table-cell office:value-type="string">
            <text:p>Mladá Boleslav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  <table:table-cell office:value-type="string">
            <text:p>Most</text:p>
          </table:table-cell>
          <table:table-cell table:formula="of:=IF([.D37]&lt;&gt;[.F37];&quot;ne&quot;;&quot;&quot;)">
            <text:p/>
          </table:table-cell>
          <table:table-cell office:value-type="string">
            <text:p>Most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  <table:table-cell office:value-type="string">
            <text:p>Náchod</text:p>
          </table:table-cell>
          <table:table-cell table:formula="of:=IF([.D38]&lt;&gt;[.F38];&quot;ne&quot;;&quot;&quot;)">
            <text:p/>
          </table:table-cell>
          <table:table-cell office:value-type="string">
            <text:p>Náchod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  <table:table-cell office:value-type="string">
            <text:p>Nový Jičín</text:p>
          </table:table-cell>
          <table:table-cell table:formula="of:=IF([.D39]&lt;&gt;[.F39];&quot;ne&quot;;&quot;&quot;)">
            <text:p/>
          </table:table-cell>
          <table:table-cell office:value-type="string">
            <text:p>Nový Jičín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  <table:table-cell office:value-type="string">
            <text:p>Nymburk</text:p>
          </table:table-cell>
          <table:table-cell table:formula="of:=IF([.D40]&lt;&gt;[.F40];&quot;ne&quot;;&quot;&quot;)">
            <text:p/>
          </table:table-cell>
          <table:table-cell office:value-type="string">
            <text:p>Nymburk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  <table:table-cell office:value-type="string">
            <text:p>Olomouc</text:p>
          </table:table-cell>
          <table:table-cell table:formula="of:=IF([.D41]&lt;&gt;[.F41];&quot;ne&quot;;&quot;&quot;)">
            <text:p/>
          </table:table-cell>
          <table:table-cell office:value-type="string">
            <text:p>Olomouc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  <table:table-cell office:value-type="string">
            <text:p>Opava</text:p>
          </table:table-cell>
          <table:table-cell table:formula="of:=IF([.D42]&lt;&gt;[.F42];&quot;ne&quot;;&quot;&quot;)">
            <text:p/>
          </table:table-cell>
          <table:table-cell office:value-type="string">
            <text:p>Opava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  <table:table-cell office:value-type="string">
            <text:p>Ostrava</text:p>
          </table:table-cell>
          <table:table-cell table:formula="of:=IF([.D43]&lt;&gt;[.F43];&quot;ne&quot;;&quot;&quot;)">
            <text:p/>
          </table:table-cell>
          <table:table-cell office:value-type="string">
            <text:p>Ostrava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  <table:table-cell office:value-type="string">
            <text:p>Pardubice</text:p>
          </table:table-cell>
          <table:table-cell table:formula="of:=IF([.D44]&lt;&gt;[.F44];&quot;ne&quot;;&quot;&quot;)">
            <text:p/>
          </table:table-cell>
          <table:table-cell office:value-type="string">
            <text:p>Pardubice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  <table:table-cell office:value-type="string">
            <text:p>Pelhřimov</text:p>
          </table:table-cell>
          <table:table-cell table:formula="of:=IF([.D45]&lt;&gt;[.F45];&quot;ne&quot;;&quot;&quot;)">
            <text:p/>
          </table:table-cell>
          <table:table-cell office:value-type="string">
            <text:p>Pelhřimov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  <table:table-cell office:value-type="string">
            <text:p>Písek</text:p>
          </table:table-cell>
          <table:table-cell table:formula="of:=IF([.D46]&lt;&gt;[.F46];&quot;ne&quot;;&quot;&quot;)">
            <text:p/>
          </table:table-cell>
          <table:table-cell office:value-type="string">
            <text:p>Písek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  <table:table-cell office:value-type="string">
            <text:p>Plzeň jih</text:p>
          </table:table-cell>
          <table:table-cell table:formula="of:=IF([.D47]&lt;&gt;[.F47];&quot;ne&quot;;&quot;&quot;)">
            <text:p/>
          </table:table-cell>
          <table:table-cell office:value-type="string">
            <text:p>Plzeň jih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  <table:table-cell office:value-type="string">
            <text:p>Plzeň město</text:p>
          </table:table-cell>
          <table:table-cell table:formula="of:=IF([.D48]&lt;&gt;[.F48];&quot;ne&quot;;&quot;&quot;)">
            <text:p/>
          </table:table-cell>
          <table:table-cell office:value-type="string">
            <text:p>Plzeň město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  <table:table-cell office:value-type="string">
            <text:p>Plzeň sever</text:p>
          </table:table-cell>
          <table:table-cell table:formula="of:=IF([.D49]&lt;&gt;[.F49];&quot;ne&quot;;&quot;&quot;)">
            <text:p/>
          </table:table-cell>
          <table:table-cell office:value-type="string">
            <text:p>Plzeň sever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  <table:table-cell office:value-type="string">
            <text:p>Prachatice</text:p>
          </table:table-cell>
          <table:table-cell table:formula="of:=IF([.D50]&lt;&gt;[.F50];&quot;ne&quot;;&quot;&quot;)">
            <text:p/>
          </table:table-cell>
          <table:table-cell office:value-type="string">
            <text:p>Prachatice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  <table:table-cell office:value-type="string">
            <text:p>Přerov</text:p>
          </table:table-cell>
          <table:table-cell table:formula="of:=IF([.D51]&lt;&gt;[.F51];&quot;ne&quot;;&quot;&quot;)">
            <text:p/>
          </table:table-cell>
          <table:table-cell office:value-type="string">
            <text:p>Přerov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  <table:table-cell office:value-type="string">
            <text:p>Příbram</text:p>
          </table:table-cell>
          <table:table-cell table:formula="of:=IF([.D52]&lt;&gt;[.F52];&quot;ne&quot;;&quot;&quot;)">
            <text:p/>
          </table:table-cell>
          <table:table-cell office:value-type="string">
            <text:p>Příbram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  <table:table-cell office:value-type="string">
            <text:p>Prostějov</text:p>
          </table:table-cell>
          <table:table-cell table:formula="of:=IF([.D53]&lt;&gt;[.F53];&quot;ne&quot;;&quot;&quot;)">
            <text:p/>
          </table:table-cell>
          <table:table-cell office:value-type="string">
            <text:p>Prostějov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  <table:table-cell office:value-type="string">
            <text:p>Rakovník</text:p>
          </table:table-cell>
          <table:table-cell table:formula="of:=IF([.D54]&lt;&gt;[.F54];&quot;ne&quot;;&quot;&quot;)">
            <text:p/>
          </table:table-cell>
          <table:table-cell office:value-type="string">
            <text:p>Rakovník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  <table:table-cell office:value-type="string">
            <text:p>Rokycany</text:p>
          </table:table-cell>
          <table:table-cell table:formula="of:=IF([.D55]&lt;&gt;[.F55];&quot;ne&quot;;&quot;&quot;)">
            <text:p/>
          </table:table-cell>
          <table:table-cell office:value-type="string">
            <text:p>Rokycany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  <table:table-cell office:value-type="string">
            <text:p>Rychnov nad Kněžnou</text:p>
          </table:table-cell>
          <table:table-cell table:formula="of:=IF([.D56]&lt;&gt;[.F56];&quot;ne&quot;;&quot;&quot;)">
            <text:p/>
          </table:table-cell>
          <table:table-cell office:value-type="string">
            <text:p>Rychnov nad Kněžnou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  <table:table-cell office:value-type="string">
            <text:p>Semily</text:p>
          </table:table-cell>
          <table:table-cell table:formula="of:=IF([.D57]&lt;&gt;[.F57];&quot;ne&quot;;&quot;&quot;)">
            <text:p/>
          </table:table-cell>
          <table:table-cell office:value-type="string">
            <text:p>Semily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  <table:table-cell office:value-type="string">
            <text:p>Sokolov</text:p>
          </table:table-cell>
          <table:table-cell table:formula="of:=IF([.D58]&lt;&gt;[.F58];&quot;ne&quot;;&quot;&quot;)">
            <text:p/>
          </table:table-cell>
          <table:table-cell office:value-type="string">
            <text:p>Sokolov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  <table:table-cell office:value-type="string">
            <text:p>Strakonice</text:p>
          </table:table-cell>
          <table:table-cell table:formula="of:=IF([.D59]&lt;&gt;[.F59];&quot;ne&quot;;&quot;&quot;)">
            <text:p/>
          </table:table-cell>
          <table:table-cell office:value-type="string">
            <text:p>Strakonice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  <table:table-cell office:value-type="string">
            <text:p>Šumperk</text:p>
          </table:table-cell>
          <table:table-cell table:formula="of:=IF([.D60]&lt;&gt;[.F60];&quot;ne&quot;;&quot;&quot;)">
            <text:p/>
          </table:table-cell>
          <table:table-cell office:value-type="string">
            <text:p>Šumperk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  <table:table-cell office:value-type="string">
            <text:p>Svitavy</text:p>
          </table:table-cell>
          <table:table-cell table:formula="of:=IF([.D61]&lt;&gt;[.F61];&quot;ne&quot;;&quot;&quot;)">
            <text:p/>
          </table:table-cell>
          <table:table-cell office:value-type="string">
            <text:p>Svitavy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  <table:table-cell office:value-type="string">
            <text:p>Tábor</text:p>
          </table:table-cell>
          <table:table-cell table:formula="of:=IF([.D62]&lt;&gt;[.F62];&quot;ne&quot;;&quot;&quot;)">
            <text:p/>
          </table:table-cell>
          <table:table-cell office:value-type="string">
            <text:p>Tábor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  <table:table-cell office:value-type="string">
            <text:p>Tachov</text:p>
          </table:table-cell>
          <table:table-cell table:formula="of:=IF([.D63]&lt;&gt;[.F63];&quot;ne&quot;;&quot;&quot;)">
            <text:p/>
          </table:table-cell>
          <table:table-cell office:value-type="string">
            <text:p>Tachov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  <table:table-cell office:value-type="string">
            <text:p>Teplice</text:p>
          </table:table-cell>
          <table:table-cell table:formula="of:=IF([.D64]&lt;&gt;[.F64];&quot;ne&quot;;&quot;&quot;)">
            <text:p/>
          </table:table-cell>
          <table:table-cell office:value-type="string">
            <text:p>Teplice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  <table:table-cell office:value-type="string">
            <text:p>Třebíč</text:p>
          </table:table-cell>
          <table:table-cell table:formula="of:=IF([.D65]&lt;&gt;[.F65];&quot;ne&quot;;&quot;&quot;)">
            <text:p/>
          </table:table-cell>
          <table:table-cell office:value-type="string">
            <text:p>Třebíč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  <table:table-cell office:value-type="string">
            <text:p>Trutnov</text:p>
          </table:table-cell>
          <table:table-cell table:formula="of:=IF([.D66]&lt;&gt;[.F66];&quot;ne&quot;;&quot;&quot;)">
            <text:p/>
          </table:table-cell>
          <table:table-cell office:value-type="string">
            <text:p>Trutnov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  <table:table-cell office:value-type="string">
            <text:p>Uherské Hradiště</text:p>
          </table:table-cell>
          <table:table-cell table:formula="of:=IF([.D67]&lt;&gt;[.F67];&quot;ne&quot;;&quot;&quot;)">
            <text:p/>
          </table:table-cell>
          <table:table-cell office:value-type="string">
            <text:p>Uherské Hradiště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  <table:table-cell office:value-type="string">
            <text:p>Ústí nad Labem</text:p>
          </table:table-cell>
          <table:table-cell table:formula="of:=IF([.D68]&lt;&gt;[.F68];&quot;ne&quot;;&quot;&quot;)">
            <text:p/>
          </table:table-cell>
          <table:table-cell office:value-type="string">
            <text:p>Ústí nad Labem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  <table:table-cell office:value-type="string">
            <text:p>Ústí nad Orlicí</text:p>
          </table:table-cell>
          <table:table-cell table:formula="of:=IF([.D69]&lt;&gt;[.F69];&quot;ne&quot;;&quot;&quot;)">
            <text:p/>
          </table:table-cell>
          <table:table-cell office:value-type="string">
            <text:p>Ústí nad Orlicí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http://linked.opendata.cz/resource/county/vs</text:p>
          </table:table-cell>
          <table:table-cell office:value-type="string">
            <text:p>Vsetín</text:p>
          </table:table-cell>
          <table:table-cell table:formula="of:=IF([.D70]&lt;&gt;[.F70];&quot;ne&quot;;&quot;&quot;)">
            <text:p/>
          </table:table-cell>
          <table:table-cell office:value-type="string">
            <text:p>Vsetín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  <table:table-cell office:value-type="string">
            <text:p>Vyškov</text:p>
          </table:table-cell>
          <table:table-cell table:formula="of:=IF([.D71]&lt;&gt;[.F71];&quot;ne&quot;;&quot;&quot;)">
            <text:p/>
          </table:table-cell>
          <table:table-cell office:value-type="string">
            <text:p>Vyškov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  <table:table-cell office:value-type="string">
            <text:p>Žďár nad Sázavou</text:p>
          </table:table-cell>
          <table:table-cell table:formula="of:=IF([.D72]&lt;&gt;[.F72];&quot;ne&quot;;&quot;&quot;)">
            <text:p/>
          </table:table-cell>
          <table:table-cell office:value-type="string">
            <text:p>Žďár nad Sázavou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  <table:table-cell office:value-type="string">
            <text:p>Zlín</text:p>
          </table:table-cell>
          <table:table-cell table:formula="of:=IF([.D73]&lt;&gt;[.F73];&quot;ne&quot;;&quot;&quot;)">
            <text:p/>
          </table:table-cell>
          <table:table-cell office:value-type="string">
            <text:p>Zlín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  <table:table-cell office:value-type="string">
            <text:p>Znojmo</text:p>
          </table:table-cell>
          <table:table-cell table:formula="of:=IF([.D74]&lt;&gt;[.F74];&quot;ne&quot;;&quot;&quot;)">
            <text:p/>
          </table:table-cell>
          <table:table-cell office:value-type="string">
            <text:p>Znojmo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5]&lt;&gt;[.F7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6]&lt;&gt;[.F7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7]&lt;&gt;[.F77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8]&lt;&gt;[.F78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9]&lt;&gt;[.F79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0]&lt;&gt;[.F80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1]&lt;&gt;[.F81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2]&lt;&gt;[.F82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3]&lt;&gt;[.F83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4]&lt;&gt;[.F84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5]&lt;&gt;[.F8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6]&lt;&gt;[.F8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7]&lt;&gt;[.F87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</text:p>
          </table:table-cell>
          <table:table-cell table:formula="of:=IF([.D88]&lt;&gt;[.F88];&quot;ne&quot;;&quot;&quot;)" office:value-type="string" office:string-value="ne">
            <text:p>ne</text:p>
          </table:table-cell>
          <table:table-cell office:value-type="string">
            <text:p>Praha východ</text:p>
          </table:table-cell>
          <table:table-cell office:value-type="string">
            <text:p>http://linked.opendata.cz/resource/county/ph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 jih</text:p>
          </table:table-cell>
          <table:table-cell table:formula="of:=IF([.D89]&lt;&gt;[.F89];&quot;ne&quot;;&quot;&quot;)" office:value-type="string" office:string-value="ne">
            <text:p>ne</text:p>
          </table:table-cell>
          <table:table-cell office:value-type="string">
            <text:p>Praha západ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enkov východ</text:p>
          </table:table-cell>
          <table:table-cell table:formula="of:=IF([.D90]&lt;&gt;[.F90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venkov západ</text:p>
          </table:table-cell>
          <table:table-cell table:formula="of:=IF([.D91]&lt;&gt;[.F91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ýchod</text:p>
          </table:table-cell>
          <table:table-cell table:formula="of:=IF([.D92]&lt;&gt;[.F92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západ</text:p>
          </table:table-cell>
          <table:table-cell table:formula="of:=IF([.D93]&lt;&gt;[.F93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4]&lt;&gt;[.F9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5]&lt;&gt;[.F9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6]&lt;&gt;[.F9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7]&lt;&gt;[.F9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8]&lt;&gt;[.F9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9]&lt;&gt;[.F99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0]&lt;&gt;[.F100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1]&lt;&gt;[.F101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2]&lt;&gt;[.F102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3]&lt;&gt;[.F10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4]&lt;&gt;[.F10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5]&lt;&gt;[.F10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6]&lt;&gt;[.F106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7]&lt;&gt;[.F107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8]&lt;&gt;[.F108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109]&lt;&gt;[.F109];&quot;ne&quot;;&quot;&quot;)">
            <text:p/>
          </table:table-cell>
          <table:table-cell/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http://linked.opendata.cz/resource/county/bk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http://linked.opendata.cz/resource/county/vs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0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F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5/01/2014</text:date>, <text:time>21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1S</meta:editing-duration>
    <meta:editing-cycles>3</meta:editing-cycles>
    <meta:generator>OpenOffice.org/3.4.1$Win32 OpenOffice.org_project/341m1$Build-9593</meta:generator>
    <dc:date>2014-01-05T21:03:30.43</dc:date>
    <meta:document-statistic meta:table-count="3" meta:cell-count="974" meta:object-count="0"/>
    <meta:user-defined meta:name="Info 1"/>
    <meta:user-defined meta:name="Info 2"/>
    <meta:user-defined meta:name="Info 3"/>
    <meta:user-defined meta:name="Info 4"/>
  </office:meta>
</office:document-meta>
</file>